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officeooo:rsid="00034e26" officeooo:paragraph-rsid="00034e26" style:font-size-asian="12pt" style:font-size-complex="12pt"/>
    </style:style>
    <style:style style:name="P3" style:family="paragraph" style:parent-style-name="Text_20_body">
      <style:text-properties fo:font-size="12pt" officeooo:paragraph-rsid="00050a0f" style:font-size-asian="12pt" style:font-size-complex="12pt"/>
    </style:style>
    <style:style style:name="P4" style:family="paragraph" style:parent-style-name="Text_20_body">
      <style:text-properties fo:font-size="12pt" officeooo:rsid="0005a591" officeooo:paragraph-rsid="0005a591" style:font-size-asian="12pt" style:font-size-complex="12pt"/>
    </style:style>
    <style:style style:name="P5" style:family="paragraph" style:parent-style-name="Heading_20_1">
      <style:text-properties fo:font-size="12pt" style:font-size-asian="12pt" style:font-size-complex="12pt"/>
    </style:style>
    <style:style style:name="P6" style:family="paragraph" style:parent-style-name="Heading_20_1">
      <style:text-properties fo:font-size="12pt" officeooo:paragraph-rsid="00050a0f" style:font-size-asian="12pt" style:font-size-complex="12pt"/>
    </style:style>
    <style:style style:name="P7" style:family="paragraph" style:parent-style-name="Text_20_body" style:list-style-name="L1">
      <style:text-properties fo:font-size="12pt" style:font-size-asian="12pt" style:font-size-complex="12pt"/>
    </style:style>
    <style:style style:name="P8" style:family="paragraph" style:parent-style-name="Text_20_body">
      <style:text-properties fo:font-size="12pt" officeooo:paragraph-rsid="0005a591" style:font-size-asian="12pt" style:font-size-complex="12pt"/>
    </style:style>
    <style:style style:name="P9" style:family="paragraph" style:parent-style-name="Text_20_body">
      <style:text-properties fo:font-size="12pt" officeooo:paragraph-rsid="0007475d" style:font-size-asian="12pt" style:font-size-complex="12pt"/>
    </style:style>
    <style:style style:name="P10" style:family="paragraph" style:parent-style-name="Text_20_body">
      <style:text-properties style:font-name="Liberation Sans" fo:font-size="12pt" fo:font-weight="bold" style:font-name-asian="Droid Sans Fallback1" style:font-size-asian="12pt" style:font-weight-asian="bold" style:font-name-complex="FreeSans1" style:font-size-complex="12pt" style:font-weight-complex="bold"/>
    </style:style>
    <style:style style:name="T1" style:family="text">
      <style:text-properties style:font-name="Liberation Sans" fo:font-weight="bold" style:font-name-asian="Droid Sans Fallback1" style:font-weight-asian="bold" style:font-name-complex="FreeSans1" style:font-weight-complex="bold"/>
    </style:style>
    <style:style style:name="T2" style:family="text">
      <style:text-properties style:font-name="Liberation Sans" fo:font-weight="bold" officeooo:rsid="0005a591" style:font-name-asian="Droid Sans Fallback1" style:font-weight-asian="bold" style:font-name-complex="FreeSans1" style:font-weight-complex="bold"/>
    </style:style>
    <style:style style:name="T3" style:family="text">
      <style:text-properties officeooo:rsid="0003e882"/>
    </style:style>
    <style:style style:name="T4" style:family="text">
      <style:text-properties officeooo:rsid="00050a0f"/>
    </style:style>
    <style:style style:name="T5" style:family="text">
      <style:text-properties fo:font-size="12pt" style:font-size-asian="12pt" style:font-size-complex="12pt"/>
    </style:style>
    <style:style style:name="T6" style:family="text">
      <style:text-properties fo:font-size="12pt" officeooo:rsid="00034e26" style:font-size-asian="12pt" style:font-size-complex="12pt"/>
    </style:style>
    <style:style style:name="T7" style:family="text">
      <style:text-properties officeooo:rsid="0005a591"/>
    </style:style>
    <style:style style:name="T8" style:family="text">
      <style:text-properties officeooo:rsid="00063cf6"/>
    </style:style>
    <style:style style:name="T9" style:family="text">
      <style:text-properties officeooo:rsid="0007475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posing a new series to Language Science Press</text:p>
      <text:p text:style-name="P2"/>
      <text:p text:style-name="Text_20_body"><text:span text:style-name="T5">Please fill in the relevant information in the sections below and send the form to </text:span><text:a xlink:type="simple" xlink:href="mailto:support@langsci-press.org" text:style-name="Internet_20_link" text:visited-style-name="Visited_20_Internet_20_Link"><text:span text:style-name="T5">support@langsci-press.org</text:span></text:a><text:span text:style-name="T5"> </text:span></text:p>
      <text:h text:style-name="P5" text:outline-level="1">1. Basics</text:h>
      <text:list xml:id="list259449692" text:style-name="L1">
        <text:list-item>
          <text:p text:style-name="P7">What is the name of the series?</text:p>
        </text:list-item>
        <text:list-item>
          <text:p text:style-name="P7">Why was this name chosen?</text:p>
        </text:list-item>
        <text:list-item>
          <text:p text:style-name="P7">What are possible acronyms?</text:p>
        </text:list-item>
      </text:list>
      <text:p text:style-name="P1">Choose explicit names. Avoid existing names. Take care to choose a name which does not result in an offensive acronym.</text:p>
      <text:h text:style-name="P5" text:outline-level="1">2. <text:span text:style-name="T1">Profile</text:span></text:h>
      <text:p text:style-name="P1">Which scientific domain does your series cover? Explain in how far th<text:span text:style-name="T4">i</text:span>s domain can be seen as an established domain. For clear cases, this can be short ("Studies in Historical Linguistics covers all strands of diachronical research"). For emerging domains, more background is required ("Open Blockchain Linguistics deals with the emerging field of ... This field grew out of ... The Blockchain Society has been hosting the Blockchain Conference since 2016"). The existence of established conferences or societies for the study of the domain are good signs that we are dealing with an established community, which is a prerequisite for a functioning series. If applicable, explain in how far the series differs from other LangSci series.</text:p>
      <text:p text:style-name="P1">Give some examples of research that would be core topics of the series. It can also be useful to give some examples of what would be out-of-scope for the series <text:span text:style-name="T3">as well </text:span>in order to get a clearer idea of the overall picture.</text:p>
      <text:p text:style-name="P3">We assume that your series will publish monographs and edited volumes. We do not publish theses as such, but theses can be reworked into monographs. If there are additional types of books you would like to publish, give some more detail about these types.</text:p>
      <text:h text:style-name="P6" text:outline-level="1">3. Editors and editorial board</text:h>
      <text:p text:style-name="P1">Who will be the editors? A combination of senior editors for prestige and junior editors for day-to-day management is a a common choice, but this is not mandatory. An international profile is highly recommended. At least one editor should be tenured. Some series have additional tiers (Chief editor, editor, editorial assistant, ...). Some of these positions might rotate. If this is the case for your series, <text:soft-page-break/>explain your setup.</text:p>
      <text:p text:style-name="P1">Who will be on the editorial board? List researchers who are a) confirmed b) requested c) will be requested once the proposal is accepted. The editorial board shows your rooting in the community. Ideally, it should reflect the diversity of the field with regard to subdomains, geography, gender, and other dimensions which might be relevant for your field.</text:p>
      <text:h text:style-name="P5" text:outline-level="1">4. Books</text:h>
      <text:p text:style-name="P1">We will not accept "empty" series. For a proposal to be accepted, there should be one confirmed submission, which should be at least 50% completed, and about 2 more prospective volumes which are completed to about 10%. More is obviously better.</text:p>
      <text:p text:style-name="P1">Please give some detail how you intend to promote your books among readers, and what your strategy for acquiring manuscripts is. Until your series is established, it will take some efforts to acquire good manuscripts. Once you have a standing in the community, acquisition will be smoother, but this can take some time.</text:p>
      <text:h text:style-name="P5" text:outline-level="1"><text:span text:style-name="T3">5. </text:span>Languages</text:h>
      <text:p text:style-name="P1">What languages will the series accept?</text:p>
      <text:h text:style-name="P5" text:outline-level="1"><text:span text:style-name="T3">6</text:span>. Quality</text:h>
      <text:p text:style-name="P1">Please explain how you will ensure that the series publishes high quality volumes. What will be the review procedures? What are expected time lines? How will the editors and the editorial boards arrive at a decision for a given manuscript?</text:p>
      <text:p text:style-name="P8"><text:span text:style-name="T2">7. Research data, <text:s/>availability, and replication</text:span></text:p>
      <text:p text:style-name="P4">Please explain how supplementary material (audio, video, texts, computer code, statistics) will be handled during submission and review and how these items will be made available to other researchers who want to replicate the results. </text:p>
      <text:h text:style-name="P5" text:outline-level="1"><text:span text:style-name="T8">8</text:span>. Technology</text:h>
      <text:p text:style-name="P1">Language Science Press requires submissions in LaTeX. Please explain how your series plans to handle this. Some communities are tech-savvy enough and do not require assistance. For other subfields, a student assistant or similar should be available to help. Give some background on the publishing culture in your field and explain how your solution fits in there.</text:p>
      <text:h text:style-name="P5" text:outline-level="1"><text:span text:style-name="T8">9</text:span>. Funding</text:h>
      <text:p text:style-name="P9">Language Science Press receives its funding from a network of about 100 institutions worldwide, which all contribute towards the running, maintenance, and further development of the platform. It is strongly suggested that home institutions of series editors become institutional supporters. <text:span text:style-name="T7">If the home </text:span><text:soft-page-break/><text:span text:style-name="T7">institutions in the narrow sense are already supporters, some more institutions from the wide network should be asked to join.</text:span> In particular cases, this requirement can be waived after discussion.</text:p>
      <text:p text:style-name="P10">1<text:span text:style-name="T9">0</text:span> What we do not publish</text:p>
      <text:p text:style-name="Text_20_body">We do not publish scholarly work in fields other than linguistics and neighboring fields. We do not publish books for the general reader, festschrift<text:span text:style-name="T9">s</text:span>, unrevised dissertations, autobiography or fiction. To discuss your series proposal, please contact <text:a xlink:type="simple" xlink:href="mailto:sebastian.nordhoff@langsci-press.org" text:style-name="Internet_20_link" text:visited-style-name="Visited_20_Internet_20_Link"><text:span text:style-name="T9">sebastian.nordhoff@langsci-press.org</text:span></text:a><text:span text:style-name="T9">.</text:span></text:p>
      <text:h text:style-name="P5" text:outline-level="1">More information</text:h>
      <text:p text:style-name="Text_20_body"><text:span text:style-name="T5">For more information, see our </text:span><text:a xlink:type="simple" xlink:href="http://userblogs.fu-berlin.de/langsci-press/" text:style-name="Internet_20_link" text:visited-style-name="Visited_20_Internet_20_Link"><text:span text:style-name="T5">blog</text:span></text:a><text:span text:style-name="T5">, the </text:span><text:a xlink:type="simple" xlink:href="https://zenodo.org/record/1286925" text:style-name="Internet_20_link" text:visited-style-name="Visited_20_Internet_20_Link"><text:span text:style-name="T5">Cookbook for Open Access books</text:span></text:a><text:span text:style-name="T5">, and our </text:span><text:a xlink:type="simple" xlink:href="https://www.youtube.com/channel/UCMWw2lSaW1e5A3YMSB3_1bA" text:style-name="Internet_20_link" text:visited-style-name="Visited_20_Internet_20_Link"><text:span text:style-name="T5">YouTube </text:span></text:a><text:a xlink:type="simple" xlink:href="https://www.youtube.com/channel/UCMWw2lSaW1e5A3YMSB3_1bA" text:style-name="Internet_20_link" text:visited-style-name="Visited_20_Internet_20_Link"><text:span text:style-name="T6">c</text:span></text:a><text:a xlink:type="simple" xlink:href="https://www.youtube.com/channel/UCMWw2lSaW1e5A3YMSB3_1bA" text:style-name="Internet_20_link" text:visited-style-name="Visited_20_Internet_20_Link"><text:span text:style-name="T5">hannel</text:span></text:a><text:span text:style-name="T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7T10:49:51.407689584</meta:creation-date>
    <dc:date>2023-06-16T17:28:25.613699317</dc:date>
    <meta:editing-duration>PT14M20S</meta:editing-duration>
    <meta:editing-cycles>6</meta:editing-cycles>
    <meta:generator>LibreOffice/7.3.7.2$Linux_X86_64 LibreOffice_project/30$Build-2</meta:generator>
    <meta:document-statistic meta:table-count="0" meta:image-count="0" meta:object-count="0" meta:page-count="3" meta:paragraph-count="31" meta:word-count="784" meta:character-count="4872" meta:non-whitespace-character-count="4119"/>
  </office:meta>
</office:document-meta>
</file>